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1965in"/>
    </style:style>
    <style:style style:name="co14" style:family="table-column">
      <style:table-column-properties fo:break-before="auto" style:column-width="0.1874in"/>
    </style:style>
    <style:style style:name="co15" style:family="table-column">
      <style:table-column-properties fo:break-before="auto" style:column-width="0.5272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8" style:family="table-cell" style:parent-style-name="transparent_5f_fiat" style:data-style-name="N125"/>
    <style:style style:name="ce189" style:family="table-cell" style:parent-style-name="transparent_5f_crypto">
      <style:table-cell-properties fo:background-color="transparent"/>
    </style:style>
    <style:style style:name="ce190" style:family="table-cell" style:parent-style-name="transparent_5f_border_5f_fiat" style:data-style-name="N125"/>
    <style:style style:name="ce191" style:family="table-cell" style:parent-style-name="taxable_5f_event_5f_fiat" style:data-style-name="N125"/>
    <style:style style:name="ce192" style:family="table-cell" style:parent-style-name="taxable_5f_event_5f_border_5f_fiat" style:data-style-name="N125"/>
    <style:style style:name="ce45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193" style:family="table-cell" style:parent-style-name="taxable_5f_event_5f_alt_5f_fiat" style:data-style-name="N125"/>
    <style:style style:name="ce194" style:family="table-cell" style:parent-style-name="taxable_5f_event_5f_alt_5f_border_5f_fiat" style:data-style-name="N125"/>
    <style:style style:name="ce195" style:family="table-cell" style:parent-style-name="acquired_5f_lot_5f_fiat" style:data-style-name="N125"/>
    <style:style style:name="ce196" style:family="table-cell" style:parent-style-name="acquired_5f_lot_5f_border_5f_fiat" style:data-style-name="N125"/>
    <style:style style:name="ce472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197" style:family="table-cell" style:parent-style-name="acquired_5f_lot_5f_alt_5f_fiat" style:data-style-name="N125"/>
    <style:style style:name="ce198" style:family="table-cell" style:parent-style-name="acquired_5f_lot_5f_alt_5f_border_5f_fiat" style:data-style-name="N125"/>
    <style:style style:name="ce199" style:family="table-cell" style:parent-style-name="highlighted_5f_fiat" style:data-style-name="N125"/>
    <style:style style:name="ce200" style:family="table-cell" style:parent-style-name="highlighted_5f_border_5f_fiat" style:data-style-name="N125"/>
    <style:style style:name="ce201" style:family="table-cell" style:parent-style-name="taxable_5f_event_5f_note_5f_fiat" style:data-style-name="N125"/>
    <style:style style:name="ce202" style:family="table-cell" style:parent-style-name="acquired_5f_lot_5f_note_5f_fiat" style:data-style-name="N125"/>
    <style:style style:name="ce203" style:family="table-cell" style:parent-style-name="bold_5f_fiat" style:data-style-name="N125"/>
    <style:style style:name="ce20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ffffff"/>
    </style:style>
    <style:style style:name="ce207" style:family="table-cell" style:parent-style-name="header_5f_default">
      <style:table-cell-properties fo:background-color="transparent"/>
    </style:style>
    <style:style style:name="ce208" style:family="table-cell" style:parent-style-name="Default">
      <style:table-cell-properties fo:background-color="transparent"/>
    </style:style>
    <style:style style:name="ce209" style:family="table-cell" style:parent-style-name="transparent_5f_default">
      <style:table-cell-properties fo:background-color="transparent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413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64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53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54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68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73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2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01" style:family="table-cell" style:parent-style-name="highlighted_5f_fiat">
      <style:table-cell-properties fo:background-color="transparent" fo:border="none"/>
      <style:text-properties style:font-name="Liberation Sans"/>
    </style:style>
    <style:style style:name="ce50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503" style:family="table-cell" style:parent-style-name="highlighted_5f_fiat">
      <style:table-cell-properties fo:background-color="transparent"/>
      <style:text-properties style:font-name="Liberation Sans"/>
    </style:style>
    <style:style style:name="ce249" style:family="table-cell" style:parent-style-name="Default">
      <style:table-cell-properties fo:background-color="transparent"/>
      <style:text-properties style:font-name="Liberation Sans"/>
    </style:style>
    <style:style style:name="ce250" style:family="table-cell" style:parent-style-name="Default">
      <style:text-properties style:font-name="Liberation Sans"/>
    </style:style>
    <style:style style:name="ce86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111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1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119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132" style:family="table-cell" style:parent-style-name="transparent_5f_crypto" style:data-style-name="N1">
      <style:table-cell-properties fo:border="none"/>
    </style:style>
    <style:style style:name="ce120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121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165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6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126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27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174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31" style:family="table-cell" style:parent-style-name="acquired_5f_lot_5f_alt_5f_default">
      <style:table-cell-properties fo:background-color="transparent"/>
      <style:text-properties style:font-name="Liberation Sans"/>
    </style:style>
    <style:style style:name="ce430" style:family="table-cell" style:parent-style-name="acquired_5f_lot_5f_default">
      <style:table-cell-properties fo:background-color="transparent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transparent_5f_fiat">
      <style:table-cell-properties fo:background-color="transparent"/>
      <style:text-properties style:font-name="Liberation Sans"/>
    </style:style>
    <style:style style:name="ce576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133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175" style:family="table-cell" style:parent-style-name="transparent_5f_crypto">
      <style:table-cell-properties fo:border-bottom="none" fo:border-left="none" fo:border-right="none" fo:border-top="0.74pt solid #000000"/>
    </style:style>
    <style:style style:name="ce17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136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180" style:family="table-cell" style:parent-style-name="transparent_5f_crypto">
      <style:table-cell-properties fo:border="none"/>
    </style:style>
    <style:style style:name="ce181" style:family="table-cell" style:parent-style-name="transparent_5f_crypto">
      <style:table-cell-properties fo:border-bottom="0.74pt solid #000000" fo:border-left="none" fo:border-right="none" fo:border-top="none"/>
    </style:style>
    <style:style style:name="ce137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138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222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41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57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33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15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241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418" style:family="table-cell" style:parent-style-name="acquired_5f_lot_5f_note_5f_default" style:data-style-name="N122"/>
    <style:style style:name="ce227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282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84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285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205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18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88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81" style:family="table-cell" style:parent-style-name="Default">
      <style:text-properties style:font-name="Liberation Sans" fo:font-weight="normal" style:font-weight-asian="normal" style:font-weight-complex="normal"/>
    </style:style>
    <style:style style:name="ce58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584" style:family="table-cell" style:parent-style-name="acquired_5f_lot_5f_percent">
      <style:table-cell-properties fo:background-color="transparent"/>
      <style:text-properties style:font-name="Liberation Sans"/>
    </style:style>
    <style:style style:name="ce585" style:family="table-cell" style:parent-style-name="acquired_5f_lot_5f_alt_5f_percent">
      <style:table-cell-properties fo:background-color="transparent"/>
      <style:text-properties style:font-name="Liberation Sans"/>
    </style:style>
    <style:style style:name="ce29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261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314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463" style:family="table-cell" style:parent-style-name="taxable_5f_event_5f_note_5f_default" style:data-style-name="N127"/>
    <style:style style:name="ce26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271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274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75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340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279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80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281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344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8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587" style:family="table-cell" style:parent-style-name="acquired_5f_lot_5f_fiat">
      <style:table-cell-properties fo:background-color="transparent"/>
      <style:text-properties style:font-name="Liberation Sans"/>
    </style:style>
    <style:style style:name="ce588" style:family="table-cell" style:parent-style-name="acquired_5f_lot_5f_alt_5f_fiat">
      <style:table-cell-properties fo:background-color="transparent"/>
      <style:text-properties style:font-name="Liberation Sans"/>
    </style:style>
    <style:style style:name="ce3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9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295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382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491" style:family="table-cell" style:parent-style-name="taxable_5f_event_5f_note_5f_fiat" style:data-style-name="N122"/>
    <style:style style:name="ce362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79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303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390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391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392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307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308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395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4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399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408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409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410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402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25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326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32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420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421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332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333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424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4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438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439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363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6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69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370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372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449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450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376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6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9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45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459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460" style:family="table-cell" style:parent-style-name="acquired_5f_lot_5f_alt_5f_default">
      <style:table-cell-properties fo:background-color="transparent"/>
    </style:style>
    <style:style style:name="ce383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 style:data-style-name="N1"/>
    <style:style style:name="ce46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46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470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7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482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483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85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486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487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493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511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613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62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621" style:family="table-cell" style:parent-style-name="taxable_5f_event_5f_note_5f_default">
      <style:table-cell-properties fo:background-color="transparent"/>
      <style:text-properties style:font-name="Liberation Sans"/>
    </style:style>
    <style:style style:name="ce49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508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509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510" style:family="table-cell" style:parent-style-name="summary_5f_yen">
      <style:text-properties style:language-asian="ja" style:country-asian="JP"/>
    </style:style>
    <style:style style:name="ce544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513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1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5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51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7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518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519" style:family="table-cell" style:parent-style-name="summary_5f_donations">
      <style:text-properties style:language-asian="ja" style:country-asian="JP"/>
    </style:style>
    <style:style style:name="ce61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61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188" office:value-type="currency" office:currency="JPY" office:value="0.123456789" calcext:value-type="currency">
            <text:p>￥0.12</text:p>
          </table:table-cell>
          <table:table-cell table:style-name="ce191" office:value-type="currency" office:currency="JPY" office:value="0.123456789" calcext:value-type="currency">
            <text:p>￥0.12</text:p>
          </table:table-cell>
          <table:table-cell table:style-name="ce193" office:value-type="currency" office:currency="JPY" office:value="0.123456789" calcext:value-type="currency">
            <text:p>￥0.12</text:p>
          </table:table-cell>
          <table:table-cell table:style-name="ce195" office:value-type="currency" office:currency="JPY" office:value="0.123456789" calcext:value-type="currency">
            <text:p>￥0.12</text:p>
          </table:table-cell>
          <table:table-cell table:style-name="ce197" office:value-type="currency" office:currency="JPY" office:value="0.123456789" calcext:value-type="currency">
            <text:p>￥0.12</text:p>
          </table:table-cell>
          <table:table-cell table:style-name="ce199" office:value-type="currency" office:currency="JPY" office:value="0.123456789" calcext:value-type="currency">
            <text:p>￥0.12</text:p>
          </table:table-cell>
          <table:table-cell table:style-name="ce201" office:value-type="currency" office:currency="JPY" office:value="0.123456789" calcext:value-type="currency">
            <text:p>￥0.12</text:p>
          </table:table-cell>
          <table:table-cell table:style-name="ce202" office:value-type="currency" office:currency="JPY" office:value="0.123456789" calcext:value-type="currency">
            <text:p>￥0.12</text:p>
          </table:table-cell>
          <table:table-cell table:style-name="ce203" office:value-type="currency" office:currency="JPY" office:value="0.123456789" calcext:value-type="currency">
            <text:p>￥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89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190" office:value-type="currency" office:currency="JPY" office:value="0.123456789" calcext:value-type="currency">
            <text:p>￥0.12</text:p>
          </table:table-cell>
          <table:table-cell table:style-name="ce192" office:value-type="currency" office:currency="JPY" office:value="0.123456789" calcext:value-type="currency">
            <text:p>￥0.12</text:p>
          </table:table-cell>
          <table:table-cell table:style-name="ce194" office:value-type="currency" office:currency="JPY" office:value="0.123456789" calcext:value-type="currency">
            <text:p>￥0.12</text:p>
          </table:table-cell>
          <table:table-cell table:style-name="ce196" office:value-type="currency" office:currency="JPY" office:value="0.123456789" calcext:value-type="currency">
            <text:p>￥0.12</text:p>
          </table:table-cell>
          <table:table-cell table:style-name="ce198" office:value-type="currency" office:currency="JPY" office:value="0.123456789" calcext:value-type="currency">
            <text:p>￥0.12</text:p>
          </table:table-cell>
          <table:table-cell table:style-name="ce200" office:value-type="currency" office:currency="JPY" office:value="0.123456789" calcext:value-type="currency">
            <text:p>￥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office:value-type="string" calcext:value-type="string">
            <text:p>Left End</text:p>
          </table:table-cell>
          <table:table-cell table:number-columns-repeated="3"/>
          <table:table-cell office:value-type="string" calcext:value-type="string">
            <text:p>Crypto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Right End</text:p>
          </table:table-cell>
          <table:table-cell/>
          <table:table-cell office:value-type="string" calcext:value-type="string">
            <text:p>Middle</text:p>
          </table:table-cell>
          <table:table-cell table:number-columns-repeated="54"/>
        </table:table-row>
        <table:table-row table:style-name="ro2">
          <table:table-cell table:style-name="Default" office:value-type="string" calcext:value-type="string">
            <text:p>Transactions</text:p>
          </table:table-cell>
          <table:table-cell table:style-name="transparent_5f_crypto" table:number-columns-spanned="4" table:number-rows-spanned="1"/>
          <table:covered-table-cell table:number-columns-repeated="2" table:style-name="ce451"/>
          <table:covered-table-cell table:style-name="ce472"/>
          <table:table-cell table:style-name="transactions_5f_crypto"/>
          <table:table-cell table:style-name="transactions_5f_yen"/>
          <table:table-cell table:style-name="transactions_5f_right_5f_end"/>
          <table:table-cell/>
          <table:table-cell table:style-name="transactions_5f_middle"/>
          <table:table-cell table:number-columns-repeated="54"/>
        </table:table-row>
      </table:table>
      <table:table table:name="__Legend_tax_report_jp" table:style-name="ta1">
        <table:table-column table:style-name="co10" table:default-cell-style-name="ce207"/>
        <table:table-column table:style-name="co11" table:default-cell-style-name="ce208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04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04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04" office:value-type="string" calcext:value-type="string">
            <text:p>Additional details, like balances, in/out relationships and more can be found in the rp2_full_report.ods file.</text:p>
          </table:table-cell>
          <table:table-cell table:style-name="ce209"/>
          <table:table-cell table:number-columns-repeated="62"/>
        </table:table-row>
        <table:table-row table:style-name="ro2">
          <table:table-cell table:style-name="ce204"/>
          <table:table-cell table:style-name="ce209"/>
          <table:table-cell table:number-columns-repeated="62"/>
        </table:table-row>
        <table:table-row table:style-name="ro2">
          <table:table-cell table:style-name="ce204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09"/>
          <table:table-cell table:number-columns-repeated="62"/>
        </table:table-row>
        <table:table-row table:style-name="ro2">
          <table:table-cell table:style-name="ce204"/>
          <table:table-cell table:style-name="ce20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__test_Accounting Method</text:p>
          </table:table-cell>
          <table:table-cell table:style-name="transparent_5f_default" office:value-type="string" calcext:value-type="string">
            <text:p>Total Average Method</text:p>
          </table:table-cell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ce206"/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04" office:value-type="string" calcext:value-type="string">
            <text:p>Airdrop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204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Gift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Wages</text:p>
          </table:table-cell>
          <table:table-cell table:number-columns-repeated="62"/>
        </table:table-row>
        <table:table-row table:style-name="ro3">
          <table:table-cell table:style-name="Default"/>
          <table:table-cell table:style-name="ce20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asse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assets / taxable events is in purple</text:p>
          </table:table-cell>
          <table:table-cell table:number-columns-repeated="62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/>
          <table:table-cell table:style-name="ce209"/>
          <table:table-cell table:number-columns-repeated="62"/>
        </table:table-row>
        <table:table-row table:style-name="ro3">
          <table:table-cell/>
          <table:table-cell table:style-name="ce20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209"/>
          <table:table-cell table:number-columns-repeated="62"/>
        </table:table-row>
        <table:table-row table:style-name="ro3">
          <table:table-cell/>
          <table:table-cell table:style-name="ce20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20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20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20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20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208"/>
          <table:table-cell table:number-columns-repeated="63"/>
        </table:table-row>
        <table:table-row table:style-name="ro2">
          <table:table-cell table:style-name="ce208"/>
          <table:table-cell table:number-columns-repeated="63"/>
        </table:table-row>
      </table:table>
      <table:table table:name="__Asset" table:style-name="ta1">
        <table:table-column table:style-name="co13" table:default-cell-style-name="ce250"/>
        <table:table-column table:style-name="co14" table:default-cell-style-name="ce250"/>
        <table:table-column table:style-name="co15" table:default-cell-style-name="ce250"/>
        <table:table-column table:style-name="co16" table:default-cell-style-name="ce249"/>
        <table:table-column table:style-name="co17" table:number-columns-repeated="5" table:default-cell-style-name="ce250"/>
        <table:table-column table:style-name="co9" table:default-cell-style-name="ce249"/>
        <table:table-column table:style-name="co18" table:default-cell-style-name="ce250"/>
        <table:table-column table:style-name="co19" table:default-cell-style-name="Default"/>
        <table:table-column table:style-name="co20" table:default-cell-style-name="Default"/>
        <table:table-column table:style-name="co9" table:default-cell-style-name="ce250"/>
        <table:table-column table:style-name="co21" table:default-cell-style-name="ce250"/>
        <table:table-column table:style-name="co9" table:default-cell-style-name="ce250"/>
        <table:table-column table:style-name="co22" table:default-cell-style-name="ce250"/>
        <table:table-column table:style-name="co22" table:number-columns-repeated="18" table:default-cell-style-name="Default"/>
        <table:table-row table:style-name="ro4">
          <table:table-cell table:style-name="ce24" table:number-columns-repeated="3"/>
          <table:table-cell table:style-name="ce187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 table:style-name="ce187"/>
          <table:table-cell table:style-name="ce580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 table:number-columns-repeated="19"/>
        </table:table-row>
        <table:table-row table:style-name="ro4">
          <table:table-cell table:style-name="ce25" office:value-type="string" calcext:value-type="string" table:number-columns-spanned="6" table:number-rows-spanned="1">
            <text:p>1 Name of Virtual Currency (仮想通貨の名称)</text:p>
          </table:table-cell>
          <table:covered-table-cell table:number-columns-repeated="2" table:style-name="ce24"/>
          <table:covered-table-cell table:style-name="ce187"/>
          <table:covered-table-cell table:style-name="ce233"/>
          <table:covered-table-cell table:style-name="transparent_5f_fiat"/>
          <table:table-cell table:style-name="ce348"/>
          <table:table-cell table:style-name="ce316"/>
          <table:table-cell table:style-name="ce435"/>
          <table:table-cell table:style-name="ce187"/>
          <table:table-cell table:style-name="ce580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 table:number-columns-repeated="19"/>
        </table:table-row>
        <table:table-row table:style-name="ro4">
          <table:table-cell table:style-name="ce24" table:number-columns-repeated="3"/>
          <table:table-cell table:style-name="ce187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 table:style-name="ce187"/>
          <table:table-cell table:style-name="ce580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 table:number-columns-repeated="19"/>
        </table:table-row>
        <table:table-row table:style-name="ro5">
          <table:table-cell table:style-name="ce25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number-columns-repeated="2" table:style-name="ce24"/>
          <table:covered-table-cell table:style-name="ce187"/>
          <table:covered-table-cell table:style-name="ce233"/>
          <table:covered-table-cell table:style-name="ce298"/>
          <table:covered-table-cell table:number-columns-repeated="2" table:style-name="ce348"/>
          <table:covered-table-cell table:style-name="ce435"/>
          <table:covered-table-cell table:style-name="ce187"/>
          <table:table-cell table:style-name="ce580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 table:number-columns-repeated="19"/>
        </table:table-row>
        <table:table-row table:style-name="ro2">
          <table:table-cell table:style-name="ce26" table:number-columns-spanned="9" table:number-rows-spanned="1"/>
          <table:covered-table-cell table:number-columns-repeated="3" table:style-name="ce26"/>
          <table:covered-table-cell table:style-name="ce233"/>
          <table:covered-table-cell table:style-name="ce298"/>
          <table:covered-table-cell table:number-columns-repeated="2" table:style-name="ce348"/>
          <table:covered-table-cell table:style-name="ce435"/>
          <table:table-cell table:style-name="ce26"/>
          <table:table-cell table:style-name="ce580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 table:number-columns-repeated="19"/>
        </table:table-row>
        <table:table-row table:style-name="ro6">
          <table:table-cell table:style-name="ce45"/>
          <table:table-cell table:style-name="ce86" table:number-columns-repeated="3"/>
          <table:table-cell table:style-name="ce146" office:value-type="string" calcext:value-type="string" table:number-columns-spanned="2" table:number-rows-spanned="1">
            <text:p>購入</text:p>
          </table:table-cell>
          <table:covered-table-cell table:style-name="ce253"/>
          <table:table-cell table:style-name="ce349" office:value-type="string" calcext:value-type="string" table:number-columns-spanned="2" table:number-rows-spanned="1">
            <text:p>売却</text:p>
          </table:table-cell>
          <table:covered-table-cell table:style-name="ce399"/>
          <table:table-cell table:style-name="transparent_5f_fiat"/>
          <table:table-cell table:style-name="Default"/>
          <table:table-cell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46" table:number-columns-spanned="4" table:number-rows-spanned="1"/>
          <table:covered-table-cell table:number-columns-repeated="3" table:style-name="ce87"/>
          <table:table-cell table:style-name="ce147" office:value-type="string" calcext:value-type="string" table:number-columns-spanned="2" table:number-rows-spanned="1">
            <text:p>Purchases</text:p>
          </table:table-cell>
          <table:covered-table-cell table:style-name="ce254"/>
          <table:table-cell table:style-name="ce350" office:value-type="string" calcext:value-type="string" table:number-columns-spanned="2" table:number-rows-spanned="1">
            <text:p>Sales</text:p>
          </table:table-cell>
          <table:covered-table-cell table:style-name="ce400"/>
          <table:table-cell table:style-name="transparent_5f_fiat"/>
          <table:table-cell table:style-name="Default"/>
          <table:table-cell/>
          <table:table-cell table:style-name="ce250" table:number-columns-repeated="2"/>
          <table:table-cell table:number-columns-repeated="22"/>
        </table:table-row>
        <table:table-row table:style-name="ro7">
          <table:table-cell table:style-name="ce47" office:value-type="string" calcext:value-type="string" table:number-columns-spanned="4" table:number-rows-spanned="1">
            <text:p>取引所の名称 </text:p>
          </table:table-cell>
          <table:covered-table-cell table:number-columns-repeated="3" table:style-name="ce88"/>
          <table:table-cell table:style-name="ce148" office:value-type="string" calcext:value-type="string">
            <text:p>数量 </text:p>
          </table:table-cell>
          <table:table-cell table:style-name="ce309" office:value-type="string" calcext:value-type="string">
            <text:p>金額</text:p>
          </table:table-cell>
          <table:table-cell table:style-name="ce148" office:value-type="string" calcext:value-type="string">
            <text:p>数量 </text:p>
          </table:table-cell>
          <table:table-cell table:style-name="ce355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50" office:value-type="string" calcext:value-type="string" table:number-columns-spanned="4" table:number-rows-spanned="1">
            <text:p>Name of Exchange</text:p>
          </table:table-cell>
          <table:covered-table-cell table:number-columns-repeated="3" table:style-name="ce89"/>
          <table:table-cell table:style-name="ce149" office:value-type="string" calcext:value-type="string">
            <text:p>Amount</text:p>
          </table:table-cell>
          <table:table-cell table:style-name="ce256" office:value-type="string" calcext:value-type="string">
            <text:p>Value (in yen)</text:p>
          </table:table-cell>
          <table:table-cell table:style-name="ce149" office:value-type="string" calcext:value-type="string">
            <text:p>Amount</text:p>
          </table:table-cell>
          <table:table-cell table:style-name="ce356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51" office:value-type="string" calcext:value-type="string" table:number-columns-spanned="4" table:number-rows-spanned="1">
            <text:p>(Example: Bitbank) </text:p>
          </table:table-cell>
          <table:covered-table-cell table:number-columns-repeated="3" table:style-name="ce90"/>
          <table:table-cell table:style-name="ce150"/>
          <table:table-cell table:style-name="ce257"/>
          <table:table-cell table:style-name="ce292"/>
          <table:table-cell table:style-name="ce357"/>
          <table:table-cell table:style-name="transparent_5f_fiat"/>
          <table:table-cell table:style-name="Default"/>
          <table:table-cell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412" table:number-columns-spanned="4" table:number-rows-spanned="1"/>
          <table:covered-table-cell table:number-columns-repeated="2" table:style-name="ce451"/>
          <table:covered-table-cell table:style-name="ce472"/>
          <table:table-cell table:style-name="ce152"/>
          <table:table-cell table:style-name="ce260"/>
          <table:table-cell table:style-name="ce294"/>
          <table:table-cell table:style-name="ce408"/>
          <table:table-cell table:style-name="transparent_5f_fiat"/>
          <table:table-cell table:style-name="Default"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413" table:number-columns-spanned="4" table:number-rows-spanned="1"/>
          <table:covered-table-cell table:number-columns-repeated="2" table:style-name="ce452"/>
          <table:covered-table-cell table:style-name="ce473"/>
          <table:table-cell table:style-name="ce153"/>
          <table:table-cell table:style-name="ce261"/>
          <table:table-cell table:style-name="ce295"/>
          <table:table-cell table:style-name="ce409"/>
          <table:table-cell table:style-name="ce188"/>
          <table:table-cell table:style-name="Default"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34" office:value-type="string" calcext:value-type="string" table:number-columns-spanned="4" table:number-rows-spanned="1">
            <text:p>合計 </text:p>
          </table:table-cell>
          <table:covered-table-cell table:number-columns-repeated="2" table:style-name="ce111"/>
          <table:covered-table-cell table:style-name="ce133"/>
          <table:table-cell table:style-name="ce241"/>
          <table:table-cell table:style-name="ce314"/>
          <table:table-cell table:style-name="ce382"/>
          <table:table-cell table:style-name="ce410"/>
          <table:table-cell table:style-name="transparent_5f_fiat"/>
          <table:table-cell table:style-name="ce460"/>
          <table:table-cell table:style-name="ce249"/>
          <table:table-cell table:style-name="ce431"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36" table:number-columns-repeated="3"/>
          <table:table-cell table:style-name="ce175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style-name="ce431"/>
          <table:table-cell table:style-name="ce249"/>
          <table:table-cell table:style-name="ce431"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5">
          <table:table-cell table:style-name="ce38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number-columns-repeated="2" table:style-name="ce105"/>
          <table:covered-table-cell table:style-name="ce176"/>
          <table:covered-table-cell table:number-columns-repeated="2" table:style-name="ce227"/>
          <table:covered-table-cell table:number-columns-repeated="2" table:style-name="ce362"/>
          <table:covered-table-cell table:style-name="ce438"/>
          <table:table-cell table:style-name="ce431"/>
          <table:table-cell table:style-name="ce249"/>
          <table:table-cell table:style-name="ce431"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39" table:number-columns-spanned="9" table:number-rows-spanned="1"/>
          <table:covered-table-cell table:number-columns-repeated="3" table:style-name="ce39"/>
          <table:covered-table-cell table:number-columns-repeated="2" table:style-name="ce228"/>
          <table:covered-table-cell table:number-columns-repeated="2" table:style-name="ce379"/>
          <table:covered-table-cell table:style-name="ce439"/>
          <table:table-cell table:style-name="ce431"/>
          <table:table-cell table:style-name="ce249"/>
          <table:table-cell table:style-name="ce431"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7">
          <table:table-cell table:style-name="ce57"/>
          <table:table-cell table:style-name="ce112" table:number-columns-repeated="3"/>
          <table:table-cell table:style-name="ce146" office:value-type="string" calcext:value-type="string" table:number-columns-spanned="2" table:number-rows-spanned="1">
            <text:p>購入等 </text:p>
          </table:table-cell>
          <table:covered-table-cell table:style-name="ce263"/>
          <table:table-cell table:style-name="ce146" office:value-type="string" calcext:value-type="string" table:number-columns-spanned="2" table:number-rows-spanned="1">
            <text:p>売却等 </text:p>
          </table:table-cell>
          <table:covered-table-cell table:style-name="ce263"/>
          <table:table-cell table:style-name="ce363"/>
          <table:table-cell table:style-name="ce430"/>
          <table:table-cell table:style-name="ce249"/>
          <table:table-cell table:style-name="ce430" table:number-columns-repeated="2"/>
          <table:table-cell table:style-name="ce249"/>
          <table:table-cell table:style-name="ce430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40"/>
          <table:table-cell table:style-name="ce107" table:number-columns-repeated="3"/>
          <table:table-cell table:style-name="ce156" office:value-type="string" calcext:value-type="string" table:number-columns-spanned="2" table:number-rows-spanned="1">
            <text:p>Purchases, etc…</text:p>
          </table:table-cell>
          <table:covered-table-cell table:style-name="ce264"/>
          <table:table-cell table:style-name="ce123" office:value-type="string" calcext:value-type="string" table:number-columns-spanned="2" table:number-rows-spanned="1">
            <text:p>Sales, etc…</text:p>
          </table:table-cell>
          <table:covered-table-cell table:style-name="ce309"/>
          <table:table-cell table:style-name="ce364"/>
          <table:table-cell table:style-name="ce250"/>
          <table:table-cell/>
          <table:table-cell table:style-name="ce250" table:number-columns-repeated="2"/>
          <table:table-cell table:number-columns-repeated="22"/>
        </table:table-row>
        <table:table-row table:style-name="ro7">
          <table:table-cell table:style-name="ce41" office:value-type="string" calcext:value-type="string">
            <text:p>月</text:p>
          </table:table-cell>
          <table:table-cell table:style-name="ce123" office:value-type="string" calcext:value-type="string">
            <text:p>日</text:p>
          </table:table-cell>
          <table:table-cell table:style-name="ce123" office:value-type="string" calcext:value-type="string">
            <text:p>取引先 </text:p>
          </table:table-cell>
          <table:table-cell table:style-name="ce123" office:value-type="string" calcext:value-type="string">
            <text:p>摘要 </text:p>
          </table:table-cell>
          <table:table-cell table:style-name="ce157" office:value-type="string" calcext:value-type="string">
            <text:p>数量 </text:p>
          </table:table-cell>
          <table:table-cell table:style-name="ce265" office:value-type="string" calcext:value-type="string">
            <text:p>金額</text:p>
          </table:table-cell>
          <table:table-cell table:style-name="ce380" office:value-type="string" calcext:value-type="string">
            <text:p>数量 </text:p>
          </table:table-cell>
          <table:table-cell table:style-name="ce402" office:value-type="string" calcext:value-type="string">
            <text:p>金額</text:p>
          </table:table-cell>
          <table:table-cell table:style-name="ce365" office:value-type="string" calcext:value-type="string">
            <text:p>手数料等 </text:p>
          </table:table-cell>
          <table:table-cell table:style-name="ce250"/>
          <table:table-cell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42" office:value-type="string" calcext:value-type="string">
            <text:p>M</text:p>
          </table:table-cell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client</text:p>
          </table:table-cell>
          <table:table-cell table:style-name="ce109" office:value-type="string" calcext:value-type="string">
            <text:p>type</text:p>
          </table:table-cell>
          <table:table-cell table:style-name="ce158" office:value-type="string" calcext:value-type="string">
            <text:p>Amount</text:p>
          </table:table-cell>
          <table:table-cell table:style-name="ce266" office:value-type="string" calcext:value-type="string">
            <text:p>Value (in yen)</text:p>
          </table:table-cell>
          <table:table-cell table:style-name="ce149" office:value-type="string" calcext:value-type="string">
            <text:p>Amount</text:p>
          </table:table-cell>
          <table:table-cell table:style-name="ce403" office:value-type="string" calcext:value-type="string">
            <text:p>Value (in yen)</text:p>
          </table:table-cell>
          <table:table-cell table:style-name="ce366" office:value-type="string" calcext:value-type="string">
            <text:p>Fees, etc…</text:p>
          </table:table-cell>
          <table:table-cell table:style-name="ce250"/>
          <table:table-cell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43"/>
          <table:table-cell table:style-name="ce110" table:number-columns-repeated="3"/>
          <table:table-cell table:style-name="ce159"/>
          <table:table-cell table:style-name="ce267"/>
          <table:table-cell table:style-name="ce292"/>
          <table:table-cell table:style-name="ce404"/>
          <table:table-cell table:style-name="ce367"/>
          <table:table-cell table:style-name="ce250"/>
          <table:table-cell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63"/>
          <table:table-cell table:style-name="ce118" table:number-columns-repeated="2"/>
          <table:table-cell table:style-name="ce135"/>
          <table:table-cell table:style-name="ce152"/>
          <table:table-cell table:style-name="ce270"/>
          <table:table-cell table:style-name="ce294"/>
          <table:table-cell table:style-name="ce325"/>
          <table:table-cell table:style-name="ce369"/>
          <table:table-cell table:style-name="ce250"/>
          <table:table-cell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64"/>
          <table:table-cell table:style-name="ce119" table:number-columns-repeated="2"/>
          <table:table-cell table:style-name="ce136"/>
          <table:table-cell table:style-name="ce161"/>
          <table:table-cell table:style-name="ce271"/>
          <table:table-cell table:style-name="ce300"/>
          <table:table-cell table:style-name="ce326"/>
          <table:table-cell table:style-name="ce370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34" office:value-type="string" calcext:value-type="string" table:number-columns-spanned="4" table:number-rows-spanned="1">
            <text:p>合計 </text:p>
          </table:table-cell>
          <table:covered-table-cell table:number-columns-repeated="2" table:style-name="ce111"/>
          <table:covered-table-cell table:style-name="ce133"/>
          <table:table-cell table:style-name="summary_5f_crypto"/>
          <table:table-cell table:style-name="summary_5f_yen"/>
          <table:table-cell table:style-name="summary_5f_crypto"/>
          <table:table-cell table:style-name="summary_5f_yen"/>
          <table:table-cell table:style-name="summary_5f_donations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36" table:number-columns-repeated="3"/>
          <table:table-cell table:style-name="ce175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8">
          <table:table-cell table:style-name="ce53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number-columns-repeated="2" table:style-name="ce132"/>
          <table:covered-table-cell table:style-name="ce180"/>
          <table:covered-table-cell table:style-name="ce418"/>
          <table:covered-table-cell table:style-name="ce463"/>
          <table:covered-table-cell table:style-name="ce491"/>
          <table:covered-table-cell table:style-name="ce202"/>
          <table:covered-table-cell table:style-name="ce188"/>
          <table:table-cell table:style-name="ce383" table:number-columns-repeated="26"/>
        </table:table-row>
        <table:table-row table:style-name="ro2">
          <table:table-cell table:style-name="ce54" table:number-columns-repeated="3"/>
          <table:table-cell table:style-name="ce181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9">
          <table:table-cell table:style-name="ce68" table:number-columns-spanned="4" table:number-rows-spanned="1"/>
          <table:covered-table-cell table:number-columns-repeated="2" table:style-name="ce120"/>
          <table:covered-table-cell table:style-name="ce137"/>
          <table:table-cell table:style-name="ce282" office:value-type="string" calcext:value-type="string">
            <text:p>年始残高(※) </text:p>
          </table:table-cell>
          <table:table-cell table:style-name="ce274" office:value-type="string" calcext:value-type="string">
            <text:p>購入等 </text:p>
          </table:table-cell>
          <table:table-cell table:style-name="ce303" office:value-type="string" calcext:value-type="string">
            <text:p>総平均単価 </text:p>
          </table:table-cell>
          <table:table-cell table:style-name="ce328" office:value-type="string" calcext:value-type="string">
            <text:p>売却原価(※) </text:p>
          </table:table-cell>
          <table:table-cell table:style-name="ce372" office:value-type="string" calcext:value-type="string">
            <text:p>年末残高・翌年繰越</text:p>
          </table:table-cell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69" table:number-columns-spanned="4" table:number-rows-spanned="1"/>
          <table:covered-table-cell table:number-columns-repeated="2" table:style-name="ce121"/>
          <table:covered-table-cell table:style-name="ce138"/>
          <table:table-cell table:style-name="ce172" office:value-type="string" calcext:value-type="string">
            <text:p>Start Balance</text:p>
          </table:table-cell>
          <table:table-cell table:style-name="ce275" office:value-type="string" calcext:value-type="string">
            <text:p>Purchases, etc…</text:p>
          </table:table-cell>
          <table:table-cell table:style-name="ce390" office:value-type="string" calcext:value-type="string">
            <text:p>Avg. Unit Price</text:p>
          </table:table-cell>
          <table:table-cell table:style-name="ce420" office:value-type="string" calcext:value-type="string">
            <text:p>Cost of Sale</text:p>
          </table:table-cell>
          <table:table-cell table:style-name="ce373" office:value-type="string" calcext:value-type="string">
            <text:p>End Balance</text:p>
          </table:table-cell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72" office:value-type="string" calcext:value-type="string" table:number-columns-spanned="4" table:number-rows-spanned="1">
            <text:p>数量</text:p>
          </table:table-cell>
          <table:covered-table-cell table:number-columns-repeated="2" table:style-name="ce165"/>
          <table:covered-table-cell table:style-name="ce222"/>
          <table:table-cell table:style-name="ce284" table:number-columns-repeated="2"/>
          <table:table-cell table:style-name="ce391" office:value-type="string" calcext:value-type="string">
            <text:p>―</text:p>
          </table:table-cell>
          <table:table-cell table:style-name="ce284"/>
          <table:table-cell table:style-name="ce449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77" office:value-type="string" calcext:value-type="string" table:number-columns-spanned="4" table:number-rows-spanned="1">
            <text:p>金額</text:p>
          </table:table-cell>
          <table:covered-table-cell table:number-columns-repeated="2" table:style-name="ce166"/>
          <table:covered-table-cell table:style-name="ce224"/>
          <table:table-cell table:style-name="ce285"/>
          <table:table-cell table:style-name="ce340"/>
          <table:table-cell table:style-name="ce392"/>
          <table:table-cell table:style-name="ce421"/>
          <table:table-cell table:style-name="ce450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36" table:number-columns-repeated="3"/>
          <table:table-cell table:style-name="ce175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9">
          <table:table-cell table:style-name="ce78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number-columns-repeated="2" table:style-name="ce132"/>
          <table:covered-table-cell table:style-name="ce180"/>
          <table:covered-table-cell table:style-name="ce418"/>
          <table:covered-table-cell table:style-name="ce463"/>
          <table:covered-table-cell table:style-name="ce491"/>
          <table:covered-table-cell table:style-name="ce202"/>
          <table:covered-table-cell table:style-name="ce188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54" table:number-columns-repeated="3"/>
          <table:table-cell table:style-name="ce181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73" office:value-type="string" calcext:value-type="string" table:number-columns-spanned="5" table:number-rows-spanned="1">
            <text:p>収入金額 </text:p>
          </table:table-cell>
          <table:covered-table-cell table:number-columns-repeated="2" table:style-name="ce125"/>
          <table:covered-table-cell table:style-name="ce141"/>
          <table:covered-table-cell table:style-name="ce282"/>
          <table:table-cell table:style-name="ce279" office:value-type="string" calcext:value-type="string" table:number-columns-spanned="3" table:number-rows-spanned="1">
            <text:p>必要経費 </text:p>
          </table:table-cell>
          <table:covered-table-cell table:style-name="ce307" office:value-type="string" calcext:value-type="string">
            <text:p>総平均単価 </text:p>
          </table:covered-table-cell>
          <table:covered-table-cell table:style-name="ce332" office:value-type="string" calcext:value-type="string">
            <text:p>売却原価(※) </text:p>
          </table:covered-table-cell>
          <table:table-cell table:style-name="ce376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74" office:value-type="string" calcext:value-type="string" table:number-columns-spanned="5" table:number-rows-spanned="1">
            <text:p>Gross Income Amount</text:p>
          </table:table-cell>
          <table:covered-table-cell table:number-columns-repeated="2" table:style-name="ce126"/>
          <table:covered-table-cell table:style-name="ce142"/>
          <table:covered-table-cell table:style-name="ce205"/>
          <table:table-cell table:style-name="ce280" office:value-type="string" calcext:value-type="string" table:number-columns-spanned="3" table:number-rows-spanned="1">
            <text:p>Necessary Expenses</text:p>
          </table:table-cell>
          <table:covered-table-cell table:style-name="ce390"/>
          <table:covered-table-cell table:style-name="ce420"/>
          <table:table-cell table:style-name="ce377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75" office:value-type="string" calcext:value-type="string" table:number-columns-spanned="4" table:number-rows-spanned="1">
            <text:p>売却価額 </text:p>
          </table:table-cell>
          <table:covered-table-cell table:number-columns-repeated="2" table:style-name="ce127"/>
          <table:covered-table-cell table:style-name="ce143"/>
          <table:table-cell table:style-name="ce218" office:value-type="string" calcext:value-type="string">
            <text:p>証拠金（差益） </text:p>
          </table:table-cell>
          <table:table-cell table:style-name="ce281" office:value-type="string" calcext:value-type="string">
            <text:p>売却原価</text:p>
          </table:table-cell>
          <table:table-cell table:style-name="ce308" office:value-type="string" calcext:value-type="string">
            <text:p>手数料等 </text:p>
          </table:table-cell>
          <table:table-cell table:style-name="ce333" office:value-type="string" calcext:value-type="string">
            <text:p>証拠金（差損） </text:p>
          </table:table-cell>
          <table:table-cell table:style-name="ce378" office:value-type="string" calcext:value-type="string">
            <text:p>所得金額</text:p>
          </table:table-cell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76" office:value-type="string" calcext:value-type="string" table:number-columns-spanned="4" table:number-rows-spanned="1">
            <text:p>Sale Price</text:p>
          </table:table-cell>
          <table:covered-table-cell table:number-columns-repeated="2" table:style-name="ce128"/>
          <table:covered-table-cell table:style-name="ce144"/>
          <table:table-cell table:style-name="ce172" office:value-type="string" calcext:value-type="string">
            <text:p>Margin Profit</text:p>
          </table:table-cell>
          <table:table-cell table:style-name="ce275" office:value-type="string" calcext:value-type="string">
            <text:p>Cost of Sale</text:p>
          </table:table-cell>
          <table:table-cell table:style-name="ce390" office:value-type="string" calcext:value-type="string">
            <text:p>Fees, etc…</text:p>
          </table:table-cell>
          <table:table-cell table:style-name="ce420" office:value-type="string" calcext:value-type="string">
            <text:p>Margin Loss</text:p>
          </table:table-cell>
          <table:table-cell table:style-name="ce373" office:value-type="string" calcext:value-type="string">
            <text:p>Net Income Amt</text:p>
          </table:table-cell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84" table:number-columns-spanned="4" table:number-rows-spanned="1"/>
          <table:covered-table-cell table:number-columns-repeated="3" table:style-name="ce174"/>
          <table:table-cell table:style-name="ce288"/>
          <table:table-cell table:style-name="ce344"/>
          <table:table-cell table:style-name="ce395"/>
          <table:table-cell table:style-name="ce424"/>
          <table:table-cell table:style-name="ce456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Default" table:number-columns-repeated="6"/>
          <table:table-cell table:style-name="ce499" table:number-columns-repeated="2"/>
          <table:table-cell table:style-name="ce569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243" table:number-columns-repeated="4"/>
          <table:table-cell table:style-name="ce426"/>
          <table:table-cell table:style-name="ce244"/>
          <table:table-cell table:style-name="ce499" office:value-type="string" calcext:value-type="string" table:number-columns-spanned="2" table:number-rows-spanned="1">
            <text:p>収入金額計 (Total income)</text:p>
          </table:table-cell>
          <table:covered-table-cell table:style-name="ce425"/>
          <table:table-cell table:style-name="ce458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7">
          <table:table-cell table:style-name="ce243" table:number-columns-repeated="4"/>
          <table:table-cell table:style-name="ce426"/>
          <table:table-cell table:style-name="ce244"/>
          <table:table-cell table:style-name="ce397" office:value-type="string" calcext:value-type="string" table:number-columns-spanned="2" table:number-rows-spanned="1">
            <text:p>必要経費計 (total nec. Expenses)</text:p>
          </table:table-cell>
          <table:covered-table-cell table:style-name="ce434"/>
          <table:table-cell table:style-name="ce459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 table:number-rows-repeated="3">
          <table:table-cell table:style-name="ce243" table:number-columns-repeated="4"/>
          <table:table-cell table:style-name="ce426"/>
          <table:table-cell table:style-name="ce244"/>
          <table:table-cell table:style-name="ce426"/>
          <table:table-cell table:style-name="ce244"/>
          <table:table-cell table:style-name="ce499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243" table:number-columns-repeated="4"/>
          <table:table-cell table:style-name="ce426"/>
          <table:table-cell table:style-name="ce244"/>
          <table:table-cell table:style-name="ce426"/>
          <table:table-cell table:style-name="ce244"/>
          <table:table-cell table:style-name="ce426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243" table:number-columns-repeated="4"/>
          <table:table-cell table:style-name="ce426"/>
          <table:table-cell table:style-name="ce244"/>
          <table:table-cell table:style-name="ce246"/>
          <table:table-cell table:style-name="ce245"/>
          <table:table-cell table:style-name="ce500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243" table:number-columns-repeated="4"/>
          <table:table-cell table:style-name="ce426"/>
          <table:table-cell table:style-name="ce244"/>
          <table:table-cell table:number-columns-repeated="5"/>
          <table:table-cell table:style-name="ce250" table:number-columns-repeated="2"/>
          <table:table-cell table:number-columns-repeated="22"/>
        </table:table-row>
        <table:table-row table:style-name="ro2" table:number-rows-repeated="2">
          <table:table-cell table:style-name="ce243" table:number-columns-repeated="4"/>
          <table:table-cell table:style-name="ce426"/>
          <table:table-cell table:style-name="ce244"/>
          <table:table-cell table:style-name="ce499" table:number-columns-repeated="2"/>
          <table:table-cell table:style-name="ce569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244" table:number-columns-repeated="4"/>
          <table:table-cell table:style-name="ce426"/>
          <table:table-cell table:style-name="ce244"/>
          <table:table-cell table:style-name="ce426" table:number-columns-repeated="3"/>
          <table:table-cell table:number-columns-repeated="2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245" table:number-columns-repeated="4"/>
          <table:table-cell table:style-name="ce246"/>
          <table:table-cell table:style-name="ce245"/>
          <table:table-cell table:style-name="ce500"/>
          <table:table-cell table:style-name="ce532"/>
          <table:table-cell table:style-name="ce246"/>
          <table:table-cell table:style-name="ce579"/>
          <table:table-cell table:style-name="ce581"/>
          <table:table-cell table:style-name="ce250" table:number-columns-repeated="2"/>
          <table:table-cell table:number-columns-repeated="22"/>
        </table:table-row>
        <table:table-row table:style-name="ro2">
          <table:table-cell table:style-name="ce426" table:number-columns-repeated="3"/>
          <table:table-cell table:number-columns-repeated="6"/>
          <table:table-cell table:style-name="ce250"/>
          <table:table-cell table:number-columns-repeated="25"/>
        </table:table-row>
        <table:table-row table:style-name="ro2">
          <table:table-cell table:style-name="ce500"/>
          <table:table-cell table:style-name="ce532"/>
          <table:table-cell table:style-name="ce246"/>
          <table:table-cell table:style-name="ce579"/>
          <table:table-cell table:style-name="ce581"/>
          <table:table-cell table:number-columns-repeated="4"/>
          <table:table-cell table:style-name="ce250"/>
          <table:table-cell table:number-columns-repeated="25"/>
        </table:table-row>
        <table:table-row table:style-name="ro2">
          <table:table-cell table:style-name="ce500" table:number-columns-repeated="3"/>
          <table:table-cell table:style-name="ce579"/>
          <table:table-cell table:style-name="ce581"/>
          <table:table-cell table:number-columns-repeated="4"/>
          <table:table-cell table:style-name="ce250"/>
          <table:table-cell table:number-columns-repeated="25"/>
        </table:table-row>
        <table:table-row table:style-name="ro2">
          <table:table-cell table:style-name="ce501"/>
          <table:table-cell table:style-name="ce503"/>
          <table:table-cell table:style-name="ce570"/>
          <table:table-cell table:number-columns-repeated="6"/>
          <table:table-cell table:style-name="ce250"/>
          <table:table-cell table:number-columns-repeated="3"/>
          <table:table-cell table:style-name="ce249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501" table:number-columns-repeated="2"/>
          <table:table-cell table:style-name="ce576"/>
          <table:table-cell table:number-columns-repeated="6"/>
          <table:table-cell table:style-name="ce250"/>
          <table:table-cell table:number-columns-repeated="3"/>
          <table:table-cell table:style-name="ce249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501"/>
          <table:table-cell table:style-name="ce503"/>
          <table:table-cell table:style-name="ce570"/>
          <table:table-cell/>
          <table:table-cell table:style-name="ce249" table:number-columns-repeated="5"/>
          <table:table-cell/>
          <table:table-cell table:style-name="Default"/>
          <table:table-cell table:number-columns-repeated="2"/>
          <table:table-cell table:style-name="ce249"/>
          <table:table-cell table:style-name="ce586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1" table:number-columns-repeated="2"/>
          <table:table-cell table:style-name="ce576"/>
          <table:table-cell/>
          <table:table-cell table:style-name="ce249" table:number-columns-repeated="5"/>
          <table:table-cell/>
          <table:table-cell table:style-name="Default"/>
          <table:table-cell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2" table:number-columns-repeated="2"/>
          <table:table-cell table:style-name="ce577"/>
          <table:table-cell/>
          <table:table-cell table:style-name="ce583"/>
          <table:table-cell table:style-name="ce586" table:number-columns-repeated="2"/>
          <table:table-cell table:style-name="ce249"/>
          <table:table-cell table:style-name="ce586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/>
          <table:table-cell table:style-name="Default"/>
          <table:table-cell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 table:number-rows-repeated="3"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/>
          <table:table-cell table:style-name="Default"/>
          <table:table-cell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 table:number-rows-repeated="3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/>
          <table:table-cell table:style-name="Default"/>
          <table:table-cell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/>
          <table:table-cell table:style-name="Default"/>
          <table:table-cell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/>
          <table:table-cell table:style-name="Default"/>
          <table:table-cell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 table:number-rows-repeated="13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/>
          <table:table-cell table:style-name="ce430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/>
          <table:table-cell table:style-name="Default"/>
          <table:table-cell table:number-columns-repeated="2"/>
          <table:table-cell table:style-name="ce249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503"/>
          <table:table-cell table:style-name="ce430"/>
          <table:table-cell table:style-name="ce570"/>
          <table:table-cell/>
          <table:table-cell table:style-name="ce430" table:number-columns-repeated="3"/>
          <table:table-cell table:style-name="ce249"/>
          <table:table-cell table:style-name="ce430"/>
          <table:table-cell/>
          <table:table-cell table:style-name="Default"/>
          <table:table-cell table:number-columns-repeated="2"/>
          <table:table-cell table:style-name="ce249" table:number-columns-repeated="3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249" table:number-columns-repeated="3"/>
          <table:table-cell/>
          <table:table-cell table:style-name="ce249" table:number-columns-repeated="5"/>
          <table:table-cell/>
          <table:table-cell table:style-name="Default"/>
          <table:table-cell table:number-columns-repeated="24"/>
        </table:table-row>
        <table:table-row table:style-name="ro2" table:number-rows-repeated="13">
          <table:table-cell table:style-name="ce249" table:number-columns-repeated="3"/>
          <table:table-cell table:number-columns-repeated="6"/>
          <table:table-cell table:style-name="ce250"/>
          <table:table-cell table:number-columns-repeated="25"/>
        </table:table-row>
        <table:table-row table:style-name="ro2" table:number-rows-repeated="47">
          <table:table-cell table:number-columns-repeated="3"/>
          <table:table-cell table:style-name="ce250"/>
          <table:table-cell table:number-columns-repeated="5"/>
          <table:table-cell table:style-name="ce250"/>
          <table:table-cell table:number-columns-repeated="25"/>
        </table:table-row>
        <table:table-row table:style-name="ro2">
          <table:table-cell table:number-columns-repeated="3"/>
          <table:table-cell table:style-name="ce250"/>
          <table:table-cell table:number-columns-repeated="5"/>
          <table:table-cell table:style-name="ce250"/>
          <table:table-cell table:number-columns-repeated="3"/>
          <table:table-cell table:style-name="Default" table:number-columns-repeated="4"/>
          <table:table-cell table:number-columns-repeated="18"/>
        </table:table-row>
        <table:table-row table:style-name="ro2">
          <table:table-cell table:number-columns-repeated="3"/>
          <table:table-cell table:style-name="ce250"/>
          <table:table-cell table:number-columns-repeated="5"/>
          <table:table-cell table:style-name="ce250"/>
          <table:table-cell table:number-columns-repeated="3"/>
          <table:table-cell table:style-name="Default" table:number-columns-repeated="4"/>
          <table:table-cell table:number-columns-repeated="18"/>
        </table:table-row>
      </table:table>
      <table:table table:name="__Summary" table:style-name="ta1">
        <table:table-column table:style-name="co23" table:default-cell-style-name="ce250"/>
        <table:table-column table:style-name="co17" table:number-columns-repeated="6" table:default-cell-style-name="ce250"/>
        <table:table-column table:style-name="co9" table:default-cell-style-name="ce249"/>
        <table:table-column table:style-name="co18" table:default-cell-style-name="ce250"/>
        <table:table-column table:style-name="co19" table:default-cell-style-name="ce250"/>
        <table:table-column table:style-name="co20" table:default-cell-style-name="ce250"/>
        <table:table-column table:style-name="co9" table:default-cell-style-name="ce250"/>
        <table:table-column table:style-name="co21" table:default-cell-style-name="ce250"/>
        <table:table-column table:style-name="co9" table:default-cell-style-name="ce250"/>
        <table:table-column table:style-name="co22" table:default-cell-style-name="ce250"/>
        <table:table-row table:style-name="ro4">
          <table:table-cell table:style-name="ce24" office:value-type="string" calcext:value-type="string" table:number-columns-spanned="7" table:number-rows-spanned="1">
            <text:p>Yearly Summary by Asset</text:p>
          </table:table-cell>
          <table:covered-table-cell table:style-name="ce298"/>
          <table:covered-table-cell table:number-columns-repeated="3" table:style-name="ce348"/>
          <table:covered-table-cell table:style-name="ce435"/>
          <table:covered-table-cell table:style-name="ce187"/>
          <table:table-cell table:style-name="ce187"/>
          <table:table-cell table:style-name="ce580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/>
        </table:table-row>
        <table:table-row table:style-name="ro2">
          <table:table-cell table:style-name="ce26" table:number-columns-spanned="7" table:number-rows-spanned="1"/>
          <table:covered-table-cell table:style-name="ce298"/>
          <table:covered-table-cell table:number-columns-repeated="3" table:style-name="ce348"/>
          <table:covered-table-cell table:style-name="ce435"/>
          <table:covered-table-cell table:style-name="ce26"/>
          <table:table-cell table:style-name="ce26"/>
          <table:table-cell table:style-name="ce580"/>
          <table:table-cell table:style-name="ce233"/>
          <table:table-cell table:style-name="ce298"/>
          <table:table-cell table:style-name="ce348" table:number-columns-repeated="2"/>
          <table:table-cell table:style-name="ce435"/>
          <table:table-cell/>
        </table:table-row>
        <table:table-row table:style-name="ro6">
          <table:table-cell table:style-name="ce57"/>
          <table:table-cell table:style-name="ce146"/>
          <table:table-cell table:style-name="ce263" table:number-columns-repeated="2"/>
          <table:table-cell table:style-name="ce487" office:value-type="string" calcext:value-type="string" table:number-columns-spanned="2" table:number-rows-spanned="1">
            <text:p>購入等 </text:p>
          </table:table-cell>
          <table:covered-table-cell table:style-name="ce498"/>
          <table:table-cell table:style-name="ce363"/>
          <table:table-cell table:style-name="ce250"/>
          <table:table-cell table:number-columns-repeated="7"/>
        </table:table-row>
        <table:table-row table:style-name="ro2">
          <table:table-cell table:style-name="ce40"/>
          <table:table-cell table:style-name="ce465"/>
          <table:table-cell table:style-name="ce471" table:number-columns-repeated="2"/>
          <table:table-cell table:style-name="ce488" office:value-type="string" calcext:value-type="string" table:number-columns-spanned="2" table:number-rows-spanned="1">
            <text:p>End Balance</text:p>
          </table:table-cell>
          <table:covered-table-cell table:style-name="ce504"/>
          <table:table-cell table:style-name="ce513"/>
          <table:table-cell table:style-name="ce250"/>
          <table:table-cell table:number-columns-repeated="7"/>
        </table:table-row>
        <table:table-row table:style-name="ro10">
          <table:table-cell table:style-name="ce41" office:value-type="string" calcext:value-type="string">
            <text:p>仮想通貨</text:p>
          </table:table-cell>
          <table:table-cell table:style-name="ce465" office:value-type="string" calcext:value-type="string">
            <text:p>寄附額 </text:p>
          </table:table-cell>
          <table:table-cell table:style-name="ce471" office:value-type="string" calcext:value-type="string">
            <text:p>贈与額</text:p>
          </table:table-cell>
          <table:table-cell table:style-name="ce471" office:value-type="string" calcext:value-type="string">
            <text:p>総平均単価 </text:p>
          </table:table-cell>
          <table:table-cell table:style-name="ce489" office:value-type="string" calcext:value-type="string">
            <text:p>数量 </text:p>
          </table:table-cell>
          <table:table-cell table:style-name="ce505" office:value-type="string" calcext:value-type="string">
            <text:p>金額</text:p>
          </table:table-cell>
          <table:table-cell table:style-name="ce514" office:value-type="string" calcext:value-type="string">
            <text:p>所得金額</text:p>
          </table:table-cell>
          <table:table-cell table:style-name="ce250"/>
          <table:table-cell table:number-columns-repeated="7"/>
        </table:table-row>
        <table:table-row table:style-name="ro2">
          <table:table-cell table:style-name="ce42" office:value-type="string" calcext:value-type="string">
            <text:p>Asset</text:p>
          </table:table-cell>
          <table:table-cell table:style-name="ce466" office:value-type="string" calcext:value-type="string">
            <text:p>Amount Donated</text:p>
          </table:table-cell>
          <table:table-cell table:style-name="ce479" office:value-type="string" calcext:value-type="string">
            <text:p>Gift Received</text:p>
          </table:table-cell>
          <table:table-cell table:style-name="ce479" office:value-type="string" calcext:value-type="string">
            <text:p>Avg. Unit Price</text:p>
          </table:table-cell>
          <table:table-cell table:style-name="ce490" office:value-type="string" calcext:value-type="string">
            <text:p>Amount</text:p>
          </table:table-cell>
          <table:table-cell table:style-name="ce506" office:value-type="string" calcext:value-type="string">
            <text:p>Value (in yen)</text:p>
          </table:table-cell>
          <table:table-cell table:style-name="ce515" office:value-type="string" calcext:value-type="string">
            <text:p>Net Income Amt</text:p>
          </table:table-cell>
          <table:table-cell table:style-name="ce250"/>
          <table:table-cell table:number-columns-repeated="7"/>
        </table:table-row>
        <table:table-row table:style-name="ro2">
          <table:table-cell table:style-name="ce43"/>
          <table:table-cell table:style-name="ce467"/>
          <table:table-cell table:style-name="ce480" table:number-columns-repeated="2"/>
          <table:table-cell table:style-name="ce492"/>
          <table:table-cell table:style-name="ce507"/>
          <table:table-cell table:style-name="ce516"/>
          <table:table-cell table:style-name="ce250"/>
          <table:table-cell table:number-columns-repeated="7"/>
        </table:table-row>
        <table:table-row table:style-name="ro2">
          <table:table-cell table:style-name="ce63"/>
          <table:table-cell table:style-name="ce468"/>
          <table:table-cell table:style-name="ce481" table:number-columns-repeated="2"/>
          <table:table-cell table:style-name="ce294"/>
          <table:table-cell table:style-name="ce508"/>
          <table:table-cell table:style-name="ce517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64"/>
          <table:table-cell table:style-name="ce469"/>
          <table:table-cell table:style-name="ce482" table:number-columns-repeated="2"/>
          <table:table-cell table:style-name="ce300"/>
          <table:table-cell table:style-name="ce509"/>
          <table:table-cell table:style-name="ce518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34" office:value-type="string" calcext:value-type="string">
            <text:p>合計 </text:p>
          </table:table-cell>
          <table:table-cell table:style-name="ce470"/>
          <table:table-cell table:style-name="ce483"/>
          <table:table-cell table:style-name="ce486" office:value-type="string" calcext:value-type="string">
            <text:p>―</text:p>
          </table:table-cell>
          <table:table-cell table:style-name="ce493" office:value-type="string" calcext:value-type="string">
            <text:p>―</text:p>
          </table:table-cell>
          <table:table-cell table:style-name="ce510"/>
          <table:table-cell table:style-name="ce519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 table:number-rows-repeated="2">
          <table:table-cell table:style-name="ce223"/>
          <table:table-cell table:style-name="Default"/>
          <table:table-cell table:style-name="ce485" table:number-columns-repeated="2"/>
          <table:table-cell table:style-name="ce511"/>
          <table:table-cell table:style-name="ce544" table:number-columns-repeated="2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 table:number-rows-repeated="2">
          <table:table-cell table:style-name="ce223"/>
          <table:table-cell table:style-name="Default"/>
          <table:table-cell table:style-name="ce485" table:number-columns-repeated="2"/>
          <table:table-cell table:style-name="ce511"/>
          <table:table-cell table:style-name="ce544"/>
          <table:table-cell table:style-name="ce618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Default" table:number-columns-repeated="2"/>
          <table:table-cell table:style-name="ce503" table:number-columns-repeated="2"/>
          <table:table-cell table:style-name="ce613"/>
          <table:table-cell table:style-name="ce544"/>
          <table:table-cell table:style-name="ce618"/>
          <table:table-cell/>
          <table:table-cell table:style-name="ce430" table:number-columns-repeated="3"/>
          <table:table-cell table:style-name="ce249"/>
          <table:table-cell table:style-name="ce430"/>
          <table:table-cell table:style-name="ce249"/>
          <table:table-cell table:style-name="Default"/>
        </table:table-row>
        <table:table-row table:style-name="ro2">
          <table:table-cell table:style-name="Default" table:number-columns-repeated="2"/>
          <table:table-cell table:style-name="ce499" table:number-columns-repeated="3"/>
          <table:table-cell table:style-name="ce569"/>
          <table:table-cell table:style-name="ce619"/>
          <table:table-cell table:style-name="ce250"/>
          <table:table-cell table:number-columns-repeated="7"/>
        </table:table-row>
        <table:table-row table:style-name="ro2" table:number-rows-repeated="3">
          <table:table-cell table:style-name="Default" table:number-columns-repeated="2"/>
          <table:table-cell table:style-name="ce499" table:number-columns-repeated="3"/>
          <table:table-cell table:style-name="ce569"/>
          <table:table-cell/>
          <table:table-cell table:style-name="ce250"/>
          <table:table-cell table:number-columns-repeated="7"/>
        </table:table-row>
        <table:table-row table:style-name="ro2" table:number-rows-repeated="6">
          <table:table-cell table:style-name="Default" table:number-columns-repeated="2"/>
          <table:table-cell table:style-name="ce499" table:number-columns-repeated="3"/>
          <table:table-cell table:style-name="ce569"/>
          <table:table-cell table:style-name="ce249"/>
          <table:table-cell table:number-columns-repeated="8"/>
        </table:table-row>
        <table:table-row table:style-name="ro2" table:number-rows-repeated="10">
          <table:table-cell table:style-name="ce243"/>
          <table:table-cell table:style-name="ce244"/>
          <table:table-cell table:style-name="ce499" table:number-columns-repeated="3"/>
          <table:table-cell table:style-name="ce569"/>
          <table:table-cell table:style-name="ce249"/>
          <table:table-cell table:number-columns-repeated="8"/>
        </table:table-row>
        <table:table-row table:style-name="ro2">
          <table:table-cell table:style-name="ce426" table:number-columns-repeated="4"/>
          <table:table-cell table:style-name="ce249"/>
          <table:table-cell table:style-name="ce426"/>
          <table:table-cell table:style-name="ce249"/>
          <table:table-cell table:number-columns-repeated="8"/>
        </table:table-row>
        <table:table-row table:style-name="ro2">
          <table:table-cell table:style-name="ce500" table:number-columns-repeated="2"/>
          <table:table-cell table:style-name="ce532"/>
          <table:table-cell table:style-name="ce246"/>
          <table:table-cell table:style-name="ce579"/>
          <table:table-cell table:style-name="ce246"/>
          <table:table-cell table:style-name="ce579" table:number-columns-repeated="2"/>
          <table:table-cell table:style-name="ce581"/>
          <table:table-cell table:number-columns-repeated="6"/>
        </table:table-row>
        <table:table-row table:style-name="ro2">
          <table:table-cell table:style-name="ce500" table:number-columns-repeated="4"/>
          <table:table-cell table:style-name="ce579"/>
          <table:table-cell table:style-name="ce500"/>
          <table:table-cell table:style-name="ce579" table:number-columns-repeated="2"/>
          <table:table-cell table:style-name="ce581"/>
          <table:table-cell table:number-columns-repeated="6"/>
        </table:table-row>
        <table:table-row table:style-name="ro2">
          <table:table-cell table:style-name="ce501" table:number-columns-repeated="2"/>
          <table:table-cell table:style-name="ce503"/>
          <table:table-cell table:style-name="ce570"/>
          <table:table-cell table:style-name="ce249"/>
          <table:table-cell table:style-name="ce570"/>
          <table:table-cell table:style-name="ce249"/>
          <table:table-cell table:number-columns-repeated="8"/>
        </table:table-row>
        <table:table-row table:style-name="ro2">
          <table:table-cell table:style-name="ce501" table:number-columns-repeated="3"/>
          <table:table-cell table:style-name="ce576"/>
          <table:table-cell table:style-name="ce249"/>
          <table:table-cell table:style-name="ce576"/>
          <table:table-cell table:style-name="ce249"/>
          <table:table-cell table:number-columns-repeated="8"/>
        </table:table-row>
        <table:table-row table:style-name="ro2">
          <table:table-cell table:style-name="ce501" table:number-columns-repeated="2"/>
          <table:table-cell table:style-name="ce503"/>
          <table:table-cell table:style-name="ce570"/>
          <table:table-cell table:style-name="ce249"/>
          <table:table-cell table:style-name="ce570"/>
          <table:table-cell table:style-name="ce249"/>
          <table:table-cell/>
          <table:table-cell table:style-name="ce249" table:number-columns-repeated="6"/>
          <table:table-cell table:style-name="Default"/>
        </table:table-row>
        <table:table-row table:style-name="ro2">
          <table:table-cell table:style-name="ce501" table:number-columns-repeated="3"/>
          <table:table-cell table:style-name="ce576"/>
          <table:table-cell table:style-name="ce249"/>
          <table:table-cell table:style-name="ce576"/>
          <table:table-cell table:style-name="ce249"/>
          <table:table-cell/>
          <table:table-cell table:style-name="ce249" table:number-columns-repeated="6"/>
          <table:table-cell table:style-name="Default"/>
        </table:table-row>
        <table:table-row table:style-name="ro2">
          <table:table-cell table:style-name="ce502" table:number-columns-repeated="3"/>
          <table:table-cell table:style-name="ce577"/>
          <table:table-cell table:style-name="ce620"/>
          <table:table-cell table:style-name="ce577"/>
          <table:table-cell table:style-name="ce620"/>
          <table:table-cell/>
          <table:table-cell table:style-name="ce583"/>
          <table:table-cell table:style-name="ce586" table:number-columns-repeated="2"/>
          <table:table-cell table:style-name="ce249"/>
          <table:table-cell table:style-name="ce586"/>
          <table:table-cell table:style-name="ce249"/>
          <table:table-cell table:style-name="Default"/>
        </table:table-row>
        <table:table-row table:style-name="ro2">
          <table:table-cell table:style-name="ce503" table:number-columns-repeated="3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</table:table-row>
        <table:table-row table:style-name="ro2">
          <table:table-cell table:style-name="ce503" table:number-columns-repeated="3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 table:number-rows-repeated="5">
          <table:table-cell table:style-name="ce503" table:number-columns-repeated="3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</table:table-row>
        <table:table-row table:style-name="ro2" table:number-rows-repeated="5">
          <table:table-cell table:style-name="ce503" table:number-columns-repeated="3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 table:number-rows-repeated="2">
          <table:table-cell table:style-name="ce503" table:number-columns-repeated="2"/>
          <table:table-cell table:style-name="ce431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503" table:number-columns-repeated="3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503" table:number-columns-repeated="2"/>
          <table:table-cell table:style-name="ce431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 table:number-rows-repeated="2">
          <table:table-cell table:style-name="ce503" table:number-columns-repeated="3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 table:number-rows-repeated="3">
          <table:table-cell table:style-name="ce503" table:number-columns-repeated="2"/>
          <table:table-cell table:style-name="ce431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503" table:number-columns-repeated="3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 table:number-rows-repeated="2">
          <table:table-cell table:style-name="ce503" table:number-columns-repeated="2"/>
          <table:table-cell table:style-name="ce431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 table:number-rows-repeated="15">
          <table:table-cell table:style-name="ce503" table:number-columns-repeated="3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503" table:number-columns-repeated="2"/>
          <table:table-cell table:style-name="ce430"/>
          <table:table-cell table:style-name="ce570"/>
          <table:table-cell table:style-name="ce621"/>
          <table:table-cell table:style-name="ce570"/>
          <table:table-cell table:style-name="ce621"/>
          <table:table-cell/>
          <table:table-cell table:style-name="ce430" table:number-columns-repeated="3"/>
          <table:table-cell table:style-name="ce249"/>
          <table:table-cell table:style-name="ce430"/>
          <table:table-cell table:style-name="ce249"/>
          <table:table-cell table:style-name="Default"/>
        </table:table-row>
        <table:table-row table:style-name="ro2" table:number-rows-repeated="2">
          <table:table-cell table:style-name="ce249" table:number-columns-repeated="7"/>
          <table:table-cell/>
          <table:table-cell table:style-name="ce249" table:number-columns-repeated="6"/>
          <table:table-cell table:style-name="Default"/>
        </table:table-row>
        <table:table-row table:style-name="ro2" table:number-rows-repeated="13">
          <table:table-cell table:style-name="ce249" table:number-columns-repeated="7"/>
          <table:table-cell table:number-columns-repeated="8"/>
        </table:table-row>
        <table:table-row table:style-name="ro2" table:number-rows-repeated="48">
          <table:table-cell table:number-columns-repeated="7"/>
          <table:table-cell table:style-name="ce250"/>
          <table:table-cell table:number-columns-repeated="7"/>
        </table:table-row>
        <table:table-row table:style-name="ro2">
          <table:table-cell table:number-columns-repeated="7"/>
          <table:table-cell table:style-name="ce250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3">
      <number:month number:textual="true"/>
      <number:text>-</number:text>
      <number:year/>
    </number:date-style>
    <number:time-style style:name="N132">
      <number:hours/>
      <number:text>:</number:text>
      <number:minute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/>
      <number:text>-</number:text>
      <number:month number:textual="true"/>
      <number:text>-</number:text>
      <number:year/>
    </number:dat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9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date-style style:name="N152">
      <number:day/>
      <number:text>-</number:text>
      <number:month number:textual="true"/>
    </number:date-style>
    <number:currency-style style:name="N15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56P0"/>
    </number:currency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0">
      <number:minutes number:style="long"/>
      <number:text>:</number:text>
      <number:seconds number:style="long"/>
    </number:time-style>
    <number:currency-style style:name="N16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66P0"/>
    </number:currency-style>
    <number:time-style style:name="N167">
      <number:hours/>
      <number:text>:</number:text>
      <number:minutes number:style="long"/>
      <number:text> </number:text>
      <number:am-pm/>
    </number:time-style>
    <number:currency-style style:name="N17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75P0"/>
    </number:currency-style>
    <number:number-style style:name="N176">
      <number:number number:decimal-places="2" number:min-decimal-places="2" number:min-integer-digits="1" number:grouping="true"/>
      <number:text> </number:text>
    </number:number-style>
    <number:date-style style:name="N177">
      <number:month/>
      <number:text>/</number:text>
      <number:day/>
      <number:text>/</number:text>
      <number:year number:style="long"/>
    </number:date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currency-style style:name="N10121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2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">
      <style:table-cell-properties fo:border-bottom="0.74pt solid #000000" fo:background-color="#ffffff" fo:border-left="1.5pt solid #000000" fo:border-right="none" fo:border-top="0.74pt solid #000000"/>
      <style:text-properties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transactions_5f_yen" style:display-name="transactions_yen" style:family="table-cell" style:parent-style-name="RP2" style:data-style-name="N125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middle" style:display-name="transactions_middle" style:family="table-cell" style:parent-style-name="RP2" style:data-style-name="N1">
      <style:table-cell-properties fo:border="0.74pt solid #000000"/>
      <style:text-properties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font-weight-asian="bold" style:font-size-complex="9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2-12-15T00:28:25.802000000</dc:date>
    <meta:editing-duration>P1DT12H23M53S</meta:editing-duration>
    <meta:editing-cycles>130</meta:editing-cycles>
    <meta:generator>LibreOffice/7.3.7.2$Windows_X86_64 LibreOffice_project/e114eadc50a9ff8d8c8a0567d6da8f454beeb84f</meta:generator>
    <dc:creator>Neal Chambers</dc:creator>
    <meta:document-statistic meta:table-count="4" meta:cell-count="224" meta:object-count="0"/>
  </office:meta>
</office:document-meta>
</file>